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min-height="0.792cm" fo:min-width="3.63cm" fo:padding-top="0.13cm" fo:padding-bottom="0.13cm" fo:padding-left="0.25cm" fo:padding-right="0.25cm" fo:wrap-option="no-wrap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min-height="0.802cm" fo:min-width="3.63cm" fo:padding-top="0.13cm" fo:padding-bottom="0.13cm" fo:padding-left="0.25cm" fo:padding-right="0.25cm" fo:wrap-option="no-wrap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min-height="0.796cm" fo:min-width="3.63cm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min-height="0.801cm" fo:min-width="3.63cm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min-height="0.797cm" fo:min-width="3.63cm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middle" draw:auto-grow-height="false" fo:min-height="9.889cm" fo:min-width="0.36cm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min-height="0.803cm" fo:min-width="3.626cm" fo:padding-top="0.13cm" fo:padding-bottom="0.13cm" fo:padding-left="0.25cm" fo:padding-right="0.25cm" fo:wrap-option="no-wrap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1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min-height="0.802cm" fo:min-width="3.626cm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min-height="0.792cm" fo:min-width="3.626cm" fo:padding-top="0.13cm" fo:padding-bottom="0.13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80808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min-height="0.797cm" fo:min-width="3.626cm" fo:padding-top="0.13cm" fo:padding-bottom="0.13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P1" style:family="paragraph">
      <style:paragraph-properties fo:margin-left="0cm" fo:margin-right="0cm" fo:line-height="97%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line-height="97%" fo:text-indent="0cm" style:punctuation-wrap="hanging" style:line-break="strict"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cm" fo:margin-right="0cm" fo:line-height="97%" fo:text-align="center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line-height="97%" fo:text-align="center" fo:text-indent="0cm" style:punctuation-wrap="hanging" style:line-break="strict" style:writing-mode="lr-tb" style:font-independent-line-spacing="true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Tahoma" fo:font-size="16pt" fo:language="es" fo:country="AR" fo:font-weight="bold" style:font-size-asian="16pt" style:font-weight-asian="bold" style:font-size-complex="16pt" style:font-weight-complex="bold"/>
    </style:style>
    <style:style style:name="T2" style:family="text">
      <style:text-properties fo:color="#3333cc" style:font-name="Tahoma" fo:font-size="16pt" fo:language="es" fo:country="AR" style:font-size-asian="16pt" style:font-size-complex="16pt"/>
    </style:style>
    <style:style style:name="T3" style:family="text">
      <style:text-properties fo:color="#415d8b" style:font-name="Tahoma" fo:font-size="16pt" fo:language="es" fo:country="AR" style:font-size-asian="16pt" style:font-size-complex="16pt"/>
    </style:style>
    <style:style style:name="T4" style:family="text">
      <style:text-properties style:font-name="Tahoma" fo:font-size="16pt" fo:language="es" fo:country="AR" style:font-size-asian="16pt" style:font-size-complex="16pt"/>
    </style:style>
    <style:style style:name="T5" style:family="text">
      <style:text-properties style:font-name="Tahoma" fo:font-size="12pt" fo:language="es" fo:country="A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415d8b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38cm" svg:height="1.311cm" svg:x="5.322cm" svg:y="4.578cm">
          <text:list text:style-name="L1">
            <text:list-header>
              <text:p text:style-name="P1"><text:span text:style-name="T1">Proceso Servido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>
          <draw:custom-shape draw:style-name="gr2" draw:text-style-name="P3" draw:layer="layout" svg:width="4.132cm" svg:height="1.054cm" svg:x="5.291cm" svg:y="6.248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1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5" draw:layer="layout" svg:width="4.132cm" svg:height="0.656cm" svg:x="5.291cm" svg:y="6.248cm">
            <text:list text:style-name="L2">
              <text:list-header>
                <text:p text:style-name="P4"><text:span text:style-name="T2">socket ()‏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>
          <draw:custom-shape draw:style-name="gr4" draw:text-style-name="P3" draw:layer="layout" svg:width="4.132cm" svg:height="1.064cm" svg:x="5.291cm" svg:y="8.022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4.132cm" svg:height="0.656cm" svg:x="5.291cm" svg:y="8.022cm">
            <text:list text:style-name="L3">
              <text:list-header>
                <text:p text:style-name="P4"><text:span text:style-name="T3">bind ()‏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>
          <draw:custom-shape draw:style-name="gr6" draw:text-style-name="P3" draw:layer="layout" svg:width="4.132cm" svg:height="1.058cm" svg:x="5.291cm" svg:y="9.803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1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5" draw:layer="layout" svg:width="4.132cm" svg:height="0.656cm" svg:x="5.291cm" svg:y="9.803cm">
            <text:list text:style-name="L1">
              <text:list-header>
                <text:p text:style-name="P4"><text:span text:style-name="T4">listen <text:s/>()‏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>
          <draw:custom-shape draw:style-name="gr7" draw:text-style-name="P3" draw:layer="layout" svg:width="4.132cm" svg:height="1.063cm" svg:x="5.291cm" svg:y="11.573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5" draw:layer="layout" svg:width="4.132cm" svg:height="0.656cm" svg:x="5.291cm" svg:y="11.573cm">
            <text:list text:style-name="L1">
              <text:list-header>
                <text:p text:style-name="P4"><text:span text:style-name="T4">accept ()‏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line draw:style-name="gr8" draw:text-style-name="P6" draw:layer="layout" svg:x1="7.222cm" svg:y1="9.091cm" svg:x2="7.222cm" svg:y2="9.797cm">
          <text:p/>
        </draw:line>
        <draw:line draw:style-name="gr8" draw:text-style-name="P6" draw:layer="layout" svg:x1="7.222cm" svg:y1="10.867cm" svg:x2="7.222cm" svg:y2="11.568cm">
          <text:p/>
        </draw:line>
        <draw:line draw:style-name="gr8" draw:text-style-name="P6" draw:layer="layout" svg:x1="7.222cm" svg:y1="7.306cm" svg:x2="7.222cm" svg:y2="8.017cm">
          <text:p/>
        </draw:line>
        <draw:line draw:style-name="gr8" draw:text-style-name="P6" draw:layer="layout" svg:x1="7.222cm" svg:y1="12.641cm" svg:x2="7.222cm" svg:y2="16.196cm">
          <text:p/>
        </draw:line>
        <draw:g>
          <draw:custom-shape draw:style-name="gr2" draw:text-style-name="P3" draw:layer="layout" svg:width="4.132cm" svg:height="1.054cm" svg:x="5.291cm" svg:y="16.20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1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5" draw:layer="layout" svg:width="4.132cm" svg:height="0.656cm" svg:x="5.291cm" svg:y="16.201cm">
            <text:list text:style-name="L1">
              <text:list-header>
                <text:p text:style-name="P4"><text:span text:style-name="T4">read ()‏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line draw:style-name="gr8" draw:text-style-name="P6" draw:layer="layout" svg:x1="7.222cm" svg:y1="17.26cm" svg:x2="7.222cm" svg:y2="19.746cm">
          <text:p/>
        </draw:line>
        <draw:g>
          <draw:custom-shape draw:style-name="gr9" draw:text-style-name="P3" draw:layer="layout" svg:width="4.132cm" svg:height="1.059cm" svg:x="5.291cm" svg:y="19.75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1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5" draw:layer="layout" svg:width="4.132cm" svg:height="0.656cm" svg:x="5.291cm" svg:y="19.751cm">
            <text:list text:style-name="L1">
              <text:list-header>
                <text:p text:style-name="P4"><text:span text:style-name="T4">write ()‏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custom-shape draw:style-name="gr10" draw:text-style-name="P3" draw:layer="layout" svg:width="0.86cm" svg:height="10.149cm" svg:x="4.427cm" svg:y="10.151cm">
          <text:p/>
          <draw:enhanced-geometry svg:viewBox="0 0 865 9133" draw:mirror-horizontal="false" draw:mirror-vertical="false" draw:type="non-primitive" draw:enhanced-path="M 832 9132 C 554 9132 277 9132 0 9132 L 0 0 864 0 N"/>
        </draw:custom-shape>
        <draw:g>
          <draw:custom-shape draw:style-name="gr11" draw:text-style-name="P3" draw:layer="layout" svg:width="4.128cm" svg:height="1.065cm" svg:x="12.461cm" svg:y="12.64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5" draw:layer="layout" svg:width="4.128cm" svg:height="0.656cm" svg:x="12.461cm" svg:y="12.641cm">
            <text:list text:style-name="L2">
              <text:list-header>
                <text:p text:style-name="P4"><text:span text:style-name="T2">socket ()‏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>
          <draw:custom-shape draw:style-name="gr13" draw:text-style-name="P3" draw:layer="layout" svg:width="4.128cm" svg:height="1.064cm" svg:x="12.461cm" svg:y="14.41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5" draw:layer="layout" svg:width="4.128cm" svg:height="0.656cm" svg:x="12.461cm" svg:y="14.416cm">
            <text:list text:style-name="L1">
              <text:list-header>
                <text:p text:style-name="P4"><text:span text:style-name="T4">connect <text:s/>()‏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>
          <draw:custom-shape draw:style-name="gr14" draw:text-style-name="P3" draw:layer="layout" svg:width="4.128cm" svg:height="1.054cm" svg:x="12.461cm" svg:y="16.20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1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5" draw:layer="layout" svg:width="4.128cm" svg:height="0.656cm" svg:x="12.461cm" svg:y="16.201cm">
            <text:list text:style-name="L1">
              <text:list-header>
                <text:p text:style-name="P4"><text:span text:style-name="T4">write ()‏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line draw:style-name="gr8" draw:text-style-name="P6" draw:layer="layout" svg:x1="14.388cm" svg:y1="13.71cm" svg:x2="14.388cm" svg:y2="14.412cm">
          <text:p/>
        </draw:line>
        <draw:line draw:style-name="gr8" draw:text-style-name="P6" draw:layer="layout" svg:x1="14.388cm" svg:y1="15.485cm" svg:x2="14.388cm" svg:y2="16.197cm">
          <text:p/>
        </draw:line>
        <draw:line draw:style-name="gr15" draw:text-style-name="P6" draw:layer="layout" svg:x1="12.197cm" svg:y1="16.549cm" svg:x2="9.683cm" svg:y2="16.549cm">
          <text:p/>
        </draw:line>
        <draw:custom-shape draw:style-name="gr1" draw:text-style-name="P2" draw:layer="layout" svg:width="6.614cm" svg:height="1.311cm" svg:x="9.701cm" svg:y="6.248cm">
          <text:list text:style-name="L1">
            <text:list-header>
              <text:p text:style-name="P1"><text:span text:style-name="T4">Abre vía de comunicació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" draw:text-style-name="P5" draw:layer="layout" svg:width="4.85cm" svg:height="1.311cm" svg:x="11.725cm" svg:y="11.056cm">
          <text:list text:style-name="L1">
            <text:list-header>
              <text:p text:style-name="P4"><text:span text:style-name="T1">Proceso Client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>
          <draw:custom-shape draw:style-name="gr16" draw:text-style-name="P3" draw:layer="layout" svg:width="4.128cm" svg:height="1.059cm" svg:x="12.461cm" svg:y="19.75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1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5" draw:layer="layout" svg:width="4.128cm" svg:height="0.656cm" svg:x="12.461cm" svg:y="19.751cm">
            <text:list text:style-name="L1">
              <text:list-header>
                <text:p text:style-name="P4"><text:span text:style-name="T4">read ()‏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>
          <draw:custom-shape draw:style-name="gr13" draw:text-style-name="P3" draw:layer="layout" svg:width="4.128cm" svg:height="1.064cm" svg:x="12.461cm" svg:y="21.52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5" draw:layer="layout" svg:width="4.128cm" svg:height="0.656cm" svg:x="12.461cm" svg:y="21.526cm">
            <text:list text:style-name="L1">
              <text:list-header>
                <text:p text:style-name="P4"><text:span text:style-name="T4">close ()‏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line draw:style-name="gr8" draw:text-style-name="P6" draw:layer="layout" svg:x1="14.388cm" svg:y1="20.815cm" svg:x2="14.388cm" svg:y2="21.521cm">
          <text:p/>
        </draw:line>
        <draw:line draw:style-name="gr8" draw:text-style-name="P6" draw:layer="layout" svg:x1="14.388cm" svg:y1="17.26cm" svg:x2="14.388cm" svg:y2="19.746cm">
          <text:p/>
        </draw:line>
        <draw:line draw:style-name="gr15" draw:text-style-name="P6" draw:layer="layout" svg:x1="9.701cm" svg:y1="20.104cm" svg:x2="12.179cm" svg:y2="20.104cm">
          <text:p/>
        </draw:line>
        <draw:line draw:style-name="gr17" draw:text-style-name="P6" draw:layer="layout" svg:x1="7.602cm" svg:y1="14.829cm" svg:x2="12.466cm" svg:y2="14.829cm">
          <text:p/>
        </draw:line>
        <draw:custom-shape draw:style-name="gr1" draw:text-style-name="P5" draw:layer="layout" svg:width="2.756cm" svg:height="1.474cm" svg:x="9.701cm" svg:y="16.907cm">
          <text:list text:style-name="L1">
            <text:list-header>
              <text:p text:style-name="P4"><text:span text:style-name="T5">Requerimiento de servici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" draw:text-style-name="P5" draw:layer="layout" svg:width="2.756cm" svg:height="0.983cm" svg:x="9.701cm" svg:y="20.104cm">
          <text:list text:style-name="L1">
            <text:list-header>
              <text:p text:style-name="P4"><text:span text:style-name="T5">Respuest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" draw:text-style-name="P2" draw:layer="layout" svg:width="6.363cm" svg:height="1.311cm" svg:x="9.701cm" svg:y="8.267cm">
          <text:list text:style-name="L1">
            <text:list-header>
              <text:p text:style-name="P1"><text:span text:style-name="T4">Da a conocer la direcció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" draw:text-style-name="P2" draw:layer="layout" svg:width="6.614cm" svg:height="1.966cm" svg:x="9.701cm" svg:y="9.591cm">
          <text:list text:style-name="L1">
            <text:list-header>
              <text:p text:style-name="P1"><text:span text:style-name="T4">Queda esperando requerimientos de servici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9T11:27:30.104709963</meta:creation-date>
    <dc:date>2018-09-29T12:48:48.741842786</dc:date>
    <meta:editing-duration>PT1H6M18S</meta:editing-duration>
    <meta:editing-cycles>1</meta:editing-cycles>
    <meta:generator>LibreOffice/6.0.3.2$Linux_X86_64 LibreOffice_project/00m0$Build-2</meta:generator>
    <meta:document-statistic meta:object-count="53"/>
  </office:meta>
</office:document-meta>
</file>